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9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>Gebze Technical University</text:p>
      <text:p text:style-name="P8">Computer Engineering</text:p>
      <text:p text:style-name="P9"/>
      <text:p text:style-name="P10">CSE 222</text:p>
      <text:p text:style-name="P11">2017 Spring</text:p>
      <text:p text:style-name="P12"/>
      <text:p text:style-name="P13"/>
      <text:p text:style-name="P14">HOMEWORK 1<text:s/>REPORT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STUDENT NAME<text:s/>: M.BEDİRHAN ÇAĞLAR</text:p>
      <text:p text:style-name="P23"><text:s/>STUDENT NUMBER<text:s/>: 141044073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Course Assistant:<text:s/>NUR BANU ALBAYRAK</text:p>
      <text:soft-page-break/>
      <text:p text:style-name="P46">1. System<text:s/>Requirements</text:p>
      <text:p text:style-name="Standard"/>
      <text:p text:style-name="Standard"/>
      <text:p text:style-name="Standard"/>
      <text:p text:style-name="Standard"><text:s text:c="3"/>****** M.BEDİRHAN ÇAĞLAR ******</text:p>
      <text:p text:style-name="Standard"><text:s text:c="12"/></text:p>
      <text:p text:style-name="Standard"><text:s text:c="5"/>------- 25.02.2017 ---------</text:p>
      <text:p text:style-name="Standard"/>
      <text:p text:style-name="Standard">Bu program basit bir Librar systemidir.System çalıştığında ki ara yüz takip</text:p>
      <text:p text:style-name="Standard">edildiğinde Staff ve Users secenekleri gelmektedir.</text:p>
      <text:p text:style-name="Standard"/>
      <text:p text:style-name="Standard">~ Staff secildiginde,sadece stafflerin kullandıgı sifre ile giris yapilir ve<text:s/></text:p>
      <text:p text:style-name="Standard">sonra 3 yeni secenek gelir. User ekleme,kitap ekleme ve de kitap silme.Systeme<text:s/></text:p>
      <text:p text:style-name="Standard">kayitli olan users ve kitaplar kontrol edilerek islemler yapilir.Örneğin systeme</text:p>
      <text:p text:style-name="Standard">kayıtlı olanlar için uyarı mesajı verir zaten systemde kayıtlı olduğu söylenir.</text:p>
      <text:p text:style-name="Standard">Kitap silerken ise eger kitap bir üyede kayıtlı ise onun silinmesini önleyerek<text:s/></text:p>
      <text:p text:style-name="Standard">uyarı verir,ayrıca olmayan bir kitabi silemez.</text:p>
      <text:p text:style-name="Standard"/>
      <text:p text:style-name="Standard">~ Users secildiginde ise yeni bir ara yüz gelir ve name,surname tale eder,eger<text:s/></text:p>
      <text:p text:style-name="Standard">boyle bir üye yoksa staffa basvurmasını üye olmadıgını söyler.Eger üye ise,</text:p>
      <text:p text:style-name="Standard">2 yeni secenek sunar;Kitap almak yada teslim etmek için kullanıcıdan input bekler.</text:p>
      <text:p text:style-name="Standard">Eger elinde kitap varken yeni bir kitap almak isterse uyarı verir alamayacagını<text:s/></text:p>
      <text:p text:style-name="Standard">soyler veya elinde kitap yokken teslim et secenegini girerse yine hata mesajını</text:p>
      <text:p text:style-name="Standard">kullanıcıya sunar.</text:p>
      <text:p text:style-name="Standard"/>
      <text:p text:style-name="Standard"/>
      <text:p text:style-name="P47"><text:s/>Class Diagrams</text:p>
      <text:p text:style-name="Standard"/>
      <text:p text:style-name="Standard">REPORT DOSYASININ İÇİNDEKİ MYCLASS ADLI PDF TE DİR</text:p>
      <text:p text:style-name="P48"/>
      <text:p text:style-name="P49">TEST CASE AND SCREEN SHOTS</text:p>
      <text:p text:style-name="Standard"/>
      <text:p text:style-name="Standard">FOTOĞROFLAR. REPORT DOSYASININ İÇİNDEDİR.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avuz</dc:creator>
    <meta:creation-date>2017-02-15T13:08:00Z</meta:creation-date>
    <dc:date>2017-02-26T20:23:00Z</dc:date>
    <meta:template xlink:href="Normal" xlink:type="simple"/>
    <meta:editing-cycles>3</meta:editing-cycles>
    <meta:editing-duration>PT420S</meta:editing-duration>
    <meta:document-statistic meta:page-count="2" meta:paragraph-count="2" meta:word-count="219" meta:character-count="1466" meta:row-count="10" meta:non-whitespace-character-count="1249"/>
  </office:meta>
</office:document-meta>
</file>